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Meilensteine" style:family="table">
      <style:table-properties style:width="16.999cm" table:align="margins"/>
    </style:style>
    <style:style style:name="Meilensteine.A" style:family="table-column">
      <style:table-column-properties style:column-width="5.666cm" style:rel-column-width="21845*"/>
    </style:style>
    <style:style style:name="Meilensteine.A1" style:family="table-cell">
      <style:table-cell-properties fo:padding="0.097cm" fo:border-left="0.002cm solid #000000" fo:border-right="none" fo:border-top="0.002cm solid #000000" fo:border-bottom="0.002cm solid #000000"/>
    </style:style>
    <style:style style:name="Meilensteine.C1" style:family="table-cell">
      <style:table-cell-properties fo:padding="0.097cm" fo:border="0.002cm solid #000000"/>
    </style:style>
    <style:style style:name="Meilensteine.2" style:family="table-row">
      <style:table-row-properties style:min-row-height="1.804cm"/>
    </style:style>
    <style:style style:name="Meilensteine.A2" style:family="table-cell">
      <style:table-cell-properties fo:padding="0.097cm" fo:border-left="0.002cm solid #000000" fo:border-right="none" fo:border-top="none" fo:border-bottom="0.002cm solid #000000"/>
    </style:style>
    <style:style style:name="Meilensteine.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weight="normal" style:font-weight-asian="normal" style:font-weight-complex="normal"/>
    </style:style>
    <style:style style:name="P5" style:family="paragraph" style:parent-style-name="Standard" style:list-style-name="L1">
      <style:paragraph-properties fo:text-align="justify" style:justify-single-word="false"/>
      <style:text-properties fo:font-weight="normal" style:font-weight-asian="normal" style:font-weight-complex="normal"/>
    </style:style>
    <style:style style:name="P6" style:family="paragraph" style:parent-style-name="Standard" style:list-style-name="L3">
      <style:paragraph-properties fo:text-align="justify" style:justify-single-word="false"/>
      <style:text-properties fo:font-weight="normal" style:font-weight-asian="normal" style:font-weight-complex="normal"/>
    </style:style>
    <style:style style:name="P7" style:family="paragraph" style:parent-style-name="Standard">
      <style:paragraph-properties fo:text-align="justify" style:justify-single-word="false"/>
      <style:text-properties fo:font-weight="bold" style:font-weight-asian="bold" style:font-weight-complex="bold"/>
    </style:style>
    <style:style style:name="P8" style:family="paragraph" style:parent-style-name="Standard" style:list-style-name="L2">
      <style:paragraph-properties fo:text-align="justify" style:justify-single-word="false"/>
      <style:text-properties fo:font-weight="bold" style:font-weight-asian="bold" style:font-weight-complex="bold"/>
    </style:style>
    <style:style style:name="P9" style:family="paragraph" style:parent-style-name="Standard" style:list-style-name="L3">
      <style:paragraph-properties fo:text-align="justify" style:justify-single-word="false"/>
      <style:text-properties fo:font-weight="bold" style:font-weight-asian="bold" style:font-weight-complex="bold"/>
    </style:style>
    <style:style style:name="P10" style:family="paragraph" style:parent-style-name="Table_20_Contents">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Einleitung</text:p>
      <text:p text:style-name="P4"/>
      <text:p text:style-name="P3">1.1 <text:span text:style-name="T1">Projektübersicht</text:span></text:p>
      <text:p text:style-name="P3">Im Rahmen des Studiums im Studiengang Informatik an der Fachhochschule Bielefeld stellte sich die Aufgabe eine Mobile Applikation von Grund auf zu entwickeln. Im Folgenden wird das Vorgehen für das Projekt beschrieben und festgehalten. </text:p>
      <text:p text:style-name="P3"/>
      <text:p text:style-name="P3"/>
      <text:list xml:id="list1156621271974250307" text:style-name="L1">
        <text:list-item>
          <text:list>
            <text:list-header>
              <text:p text:style-name="P5">1.1.1 <text:span text:style-name="T1">Ziele</text:span></text:p>
            </text:list-header>
          </text:list>
        </text:list-item>
      </text:list>
      <text:p text:style-name="P3">Ziel des Projektes ist die Entwicklung einer nativen mobilen Applikation zum Versenden von Nachrichten zwischen 2 Klienten über Bluetooth. Zielplattform ist dabei Android. Wichtig ist dabei, <text:s/>dass die Verbindung über Bluetooth geschieht. </text:p>
      <text:p text:style-name="P3"/>
      <text:p text:style-name="P2">1.1.2 Haupt-Meilensteine und grober Zeitplan</text:p>
      <text:p text:style-name="P2"/>
      <text:p text:style-name="P3">Es wurden Meilensteine eingesetzt um Pufferzeiten einzukalkulieren und um den Abgabetermin des Projektes einzuhalten.</text:p>
      <text:p text:style-name="P3"/>
      <table:table table:name="Meilensteine" table:style-name="Meilensteine">
        <table:table-column table:style-name="Meilensteine.A" table:number-columns-repeated="3"/>
        <table:table-row>
          <table:table-cell table:style-name="Meilensteine.A1" office:value-type="string">
            <text:p text:style-name="Table_20_Heading">Meilenstein</text:p>
          </table:table-cell>
          <table:table-cell table:style-name="Meilensteine.A1" office:value-type="string">
            <text:p text:style-name="Table_20_Heading">Datum</text:p>
          </table:table-cell>
          <table:table-cell table:style-name="Meilensteine.C1" office:value-type="string">
            <text:p text:style-name="Table_20_Heading">Bezeichnung</text:p>
          </table:table-cell>
        </table:table-row>
        <table:table-row table:style-name="Meilensteine.2">
          <table:table-cell table:style-name="Meilensteine.A2" office:value-type="string">
            <text:p text:style-name="P10"/>
            <text:p text:style-name="P10"/>
            <text:p text:style-name="P10">M0</text:p>
            <text:p text:style-name="P10"/>
            <text:p text:style-name="P10"/>
            <text:p text:style-name="P10"/>
            <text:p text:style-name="P10">M1</text:p>
            <text:p text:style-name="P10"/>
            <text:p text:style-name="P10">M2</text:p>
            <text:p text:style-name="P10"/>
            <text:p text:style-name="P10"/>
            <text:p text:style-name="P10">M3</text:p>
            <text:p text:style-name="P10"/>
            <text:p text:style-name="P10">M4</text:p>
            <text:p text:style-name="P10"/>
            <text:p text:style-name="P10">M5</text:p>
          </table:table-cell>
          <table:table-cell table:style-name="Meilensteine.A2" office:value-type="string">
            <text:p text:style-name="P10">12.04.16</text:p>
            <text:p text:style-name="P10"/>
            <text:p text:style-name="P10">12.04.16</text:p>
            <text:p text:style-name="P10"/>
            <text:p text:style-name="P10">19.04.16</text:p>
            <text:p text:style-name="P10"/>
            <text:p text:style-name="P10">04.05.16</text:p>
            <text:p text:style-name="P10"/>
            <text:p text:style-name="P10">15.05.16</text:p>
            <text:p text:style-name="P10"/>
            <text:p text:style-name="P10"/>
            <text:p text:style-name="P10">29.05.16</text:p>
            <text:p text:style-name="P10"/>
            <text:p text:style-name="P10">06.06.16</text:p>
            <text:p text:style-name="P10"/>
            <text:p text:style-name="P10">27.06.16</text:p>
            <text:p text:style-name="P10"/>
            <text:p text:style-name="P10">07.07.16</text:p>
          </table:table-cell>
          <table:table-cell table:style-name="Meilensteine.C2" office:value-type="string">
            <text:p text:style-name="P10">Projektbeginn</text:p>
            <text:p text:style-name="P10"/>
            <text:p text:style-name="P10">Anforderungsanalyse</text:p>
            <text:p text:style-name="P10"/>
            <text:p text:style-name="P10">Arbeitseinteilung</text:p>
            <text:p text:style-name="P10"/>
            <text:p text:style-name="P10">Verschlüsselung</text:p>
            <text:p text:style-name="P10"/>
            <text:p text:style-name="P10">Grundfunktionalität Bluetooth und Nachrichtenaustausch</text:p>
            <text:p text:style-name="P10"/>
            <text:p text:style-name="P10">Datenbank</text:p>
            <text:p text:style-name="P10"/>
            <text:p text:style-name="P10">GUI</text:p>
            <text:p text:style-name="P10"/>
            <text:p text:style-name="P10">Projektdokumentation</text:p>
            <text:p text:style-name="P10"/>
            <text:p text:style-name="P10">Projektabgabe</text:p>
          </table:table-cell>
        </table:table-row>
      </table:table>
      <text:p text:style-name="P4"/>
      <text:p text:style-name="P4"/>
      <text:list xml:id="list8045188913035868966" text:style-name="L2">
        <text:list-item>
          <text:list>
            <text:list-item>
              <text:list>
                <text:list-item>
                  <text:p text:style-name="P8">Benötigte Ressourcen</text:p>
                </text:list-item>
              </text:list>
            </text:list-item>
          </text:list>
        </text:list-item>
      </text:list>
      <text:list xml:id="list764993563857627685" text:style-name="L3">
        <text:list-item>
          <text:list>
            <text:list-item>
              <text:list>
                <text:list-item>
                  <text:p text:style-name="P9">Menschliche Ressourcen</text:p>
                  <text:p text:style-name="P6"><text:s/>Für das Projekt stehen 3 Entwickler zur Verfügung. Es wird davon ausgegangen, dass alle Entwickler durchschnittlich jeweils 10 Stunden die Woche ausschließlich an dem Projekt arbeiten.</text:p>
                </text:list-item>
                <text:list-item>
                  <text:p text:style-name="P9">Hardware</text:p>
                  <text:p text:style-name="P6">Als Hardware wird ein Androidfähiges mobiles Endgerät benötigt. Hier fiel die Wahl auf ein Samsung Galaxy S6. </text:p>
                </text:list-item>
                <text:list-item>
                  <text:p text:style-name="P9">Räume</text:p>
                </text:list-item>
              </text:list>
            </text:list-item>
          </text:list>
        </text:list-item>
      </text:list>
      <text:p text:style-name="P2"><text:tab/><text:tab/><text:tab/><text:span text:style-name="T2">Das Projekt wird voraussichtlich weitgehend virtuell organisiert, jedoch <text:tab/><text:tab/><text:tab/><text:tab/>wurde sich einmal die Woche getroffen um den aktuellen Stand des Projektes <text:tab/><text:tab/><text:tab/>zu besprechen.</text:span></text:p>
      <text:p text:style-name="P2"><text:soft-page-break/>1.1.4 Mitarbeiter</text:p>
      <text:p text:style-name="P2"/>
      <text:p text:style-name="P3">Nils Dralle</text:p>
      <text:p text:style-name="P3"><text:a xlink:type="simple" xlink:href="mailto:ndralle@fh-bielefeld.de" text:style-name="Internet_20_link" text:visited-style-name="Visited_20_Internet_20_Link">ndralle@fh-bielefeld.de</text:a></text:p>
      <text:p text:style-name="P3"/>
      <text:p text:style-name="P3">Niklas Timme</text:p>
      <text:p text:style-name="P3"><text:a xlink:type="simple" xlink:href="mailto:ntimme@fh-bielefeld.de" text:style-name="Internet_20_link" text:visited-style-name="Visited_20_Internet_20_Link">ntimme@fh-bielefeld.de</text:a></text:p>
      <text:p text:style-name="P3"/>
      <text:p text:style-name="P3">Niklas Röhling</text:p>
      <text:p text:style-name="P3"><text:a xlink:type="simple" xlink:href="mailto:nroehling@fh-bielefeld.de" text:style-name="Internet_20_link" text:visited-style-name="Visited_20_Internet_20_Link">nroehling@fh-bielefeld.de</text:a></text:p>
      <text:p text:style-name="P3"/>
      <text:p text:style-name="P2">1.1.5 Budget</text:p>
      <text:p text:style-name="P2"/>
      <text:p text:style-name="P3">Abgesehen von den menschlichen Ressourcen steht kein weiteres Budget zur Verfügung.</text:p>
      <text:p text:style-name="P3">An Arbeitszeit stehen insgesamt bei einer angenommenen Projektlaufzeit bis zum 30. Juli 2016, schätzungweise 3 * 10 * Wochen = Entwicklerstunden zur Verfügung.</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7H5M30S</meta:editing-duration>
    <meta:editing-cycles>16</meta:editing-cycles>
    <meta:generator>OpenOffice/4.1.1$Win32 OpenOffice.org_project/411m6$Build-9775</meta:generator>
    <dc:date>2016-06-30T23:29:52.26</dc:date>
    <meta:document-statistic meta:table-count="1" meta:image-count="0" meta:object-count="0" meta:page-count="2" meta:paragraph-count="51" meta:word-count="245" meta:character-count="1862"/>
    <meta:user-defined meta:name="Info 1"/>
    <meta:user-defined meta:name="Info 2"/>
    <meta:user-defined meta:name="Info 3"/>
    <meta:user-defined meta:name="Info 4"/>
  </office:meta>
</office:document-meta>
</file>